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함초롬돋움" svg:font-family="함초롬돋움"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Times New Roman" svg:font-family="'Times New Roman'" style:font-family-generic="system" style:font-pitch="variable"/>
    <style:font-face style:name="함초롬돋움1" svg:font-family="함초롬돋움" style:font-family-generic="system" style:font-pitch="variable"/>
    <style:font-face style:name="함초롬바탕1" svg:font-family="함초롬바탕" style:font-family-generic="system" style:font-pitch="variable"/>
  </office:font-face-decls>
  <office:automatic-styles>
    <style:style style:name="P1" style:family="paragraph" style:parent-style-name="바탕글">
      <style:text-properties fo:color="#2f7880"/>
    </style:style>
    <style:style style:name="P2" style:family="paragraph" style:parent-style-name="바탕글">
      <style:text-properties officeooo:paragraph-rsid="00032cef"/>
    </style:style>
    <style:style style:name="P3" style:family="paragraph" style:parent-style-name="바탕글">
      <style:text-properties officeooo:paragraph-rsid="00050032"/>
    </style:style>
    <style:style style:name="P4" style:family="paragraph" style:parent-style-name="바탕글">
      <style:paragraph-properties fo:break-before="page"/>
    </style:style>
    <style:style style:name="P5" style:family="paragraph" style:parent-style-name="바탕글" style:master-page-name="Standard">
      <style:paragraph-properties style:page-number="auto"/>
    </style:style>
    <style:style style:name="P6" style:family="paragraph" style:parent-style-name="바탕글" style:master-page-name="Standard">
      <style:paragraph-properties style:page-number="auto"/>
      <style:text-properties officeooo:paragraph-rsid="00032cef"/>
    </style:style>
    <style:style style:name="P7" style:family="paragraph" style:parent-style-name="바탕글">
      <style:text-properties fo:color="#ff0000" fo:font-weight="bold" style:font-weight-asian="bold" style:font-weight-complex="bold"/>
    </style:style>
    <style:style style:name="P8" style:family="paragraph" style:parent-style-name="바탕글">
      <style:text-properties fo:color="#ff0000" fo:font-weight="bold" officeooo:paragraph-rsid="00032cef" style:font-weight-asian="bold" style:font-weight-complex="bold"/>
    </style:style>
    <style:style style:name="P9" style:family="paragraph" style:parent-style-name="바탕글">
      <style:text-properties fo:color="#008000"/>
    </style:style>
    <style:style style:name="T1" style:family="text">
      <style:text-properties fo:color="#008000" fo:font-weight="bold" style:font-weight-asian="bold" style:font-weight-complex="bold"/>
    </style:style>
    <style:style style:name="T2" style:family="text">
      <style:text-properties fo:color="#008000" fo:font-weight="bold" officeooo:rsid="00032cef" style:font-weight-asian="bold" style:font-weight-complex="bold"/>
    </style:style>
    <style:style style:name="T3" style:family="text">
      <style:text-properties fo:color="#0000ff" fo:font-weight="bold" style:font-weight-asian="bold" style:font-weight-complex="bold"/>
    </style:style>
    <style:style style:name="T4" style:family="text">
      <style:text-properties fo:color="#0000ff" fo:font-weight="bold" officeooo:rsid="00032cef" style:font-weight-asian="bold" style:font-weight-complex="bold"/>
    </style:style>
    <style:style style:name="T5" style:family="text">
      <style:text-properties fo:color="#2f7880"/>
    </style:style>
    <style:style style:name="T6" style:family="text">
      <style:text-properties officeooo:rsid="00032cef"/>
    </style:style>
    <style:style style:name="T7" style:family="text">
      <style:text-properties officeooo:rsid="000500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사회활동1 : 교육사항</text:p>
      <text:p text:style-name="바탕글"/>
      <text:p text:style-name="바탕글">#　키워드 : 데이터분석, 마케팅전략, 마케팅 Tool</text:p>
      <text:p text:style-name="바탕글"># 사례 : 빅데이터 분석을 활용한 데이터 마케팅전문가 과정</text:p>
      <text:p text:style-name="바탕글"><text:s text:c="2"/>- 사례요약 :<text:span text:style-name="T1"> 빅데이터 활용법, 마케팅 전략, 마케팅 실무</text:span></text:p>
      <text:p text:style-name="바탕글"><text:s text:c="2"/>- 주요과업 : <text:span text:style-name="T1">시각화도구, 전략기법 분석, 데이터 분석 보고서 작성</text:span></text:p>
      <text:p text:style-name="바탕글"><text:s text:c="2"/>- 중요하게 생각한 것 : 공감할 수 있는 기획안을 작성하는 것</text:p>
      <text:p text:style-name="바탕글"><text:s text:c="2"/>- 행동 : 시각적 자료로 만들어 내는 것에 집중</text:p>
      <text:p text:style-name="바탕글"><text:s text:c="2"/>- 결과 : 기획안 작성</text:p>
      <text:p text:style-name="바탕글">--------------------------------------------------------------------------------------</text:p>
      <text:p text:style-name="P7">[빅데이터 분석을 활용하여 마케팅 실무 지식을 얻다]</text:p>
      <text:p text:style-name="바탕글">청년취업아카데미에서 지원하는 <text:span text:style-name="T1">빅데이터 분석을 활용한 데이터 마케팅 전문가 과정</text:span> <text:span text:style-name="T3">활동을 통해</text:span> <text:span text:style-name="T1">빅데이터 활용법, 마케팅 전략, 마케팅 실무</text:span>에 대해 <text:span text:style-name="T3">감각을 익힐 수 있었습니다</text:span>.</text:p>
      <text:p text:style-name="바탕글"><text:span text:style-name="T3">교육내용은</text:span> <text:span text:style-name="T1">엑셀, R, Tableau를 활용하여 데이터 분석 시각화 도구 활용기술</text:span>을 배웠습니다. 구글 analytics 마케팅 전략기법을 분석하고 직접 데이터 분석 보고서를 작성하였습니다. 마케팅 캠페인 기획, 관리, 효율 분석을 하며 마케팅 실전 감각 또한 익힐 수 있었습니다.</text:p>
      <text:p text:style-name="바탕글"/>
      <text:p text:style-name="바탕글"><text:span text:style-name="T3">중요하게 생각했던 것은 </text:span>유의미한 데이터를 추출, 분석하고 이를 바탕으로 사람들이 <text:span text:style-name="T1">공감할 수 있는 기획서를 작성하는 것</text:span>이었습니다. 따라서 실습 기간 동안 데이터를 목적에 맞게끔 가공, 추출하고 이에 맞는 분석 도구를 효율적으로 활용하여 이해하기 쉬운 시각적 자료로 만들어 내는 것에 집중했습니다. <text:span text:style-name="T3">그 결과</text:span> 방대한 날 것의 데이터가 아닌, 특정 목적에 맞는 데이터를 추출, 분석할 수 있었고, 시각화 도구에 대한 사용법을 익혀 <text:span text:style-name="T1">시각적으로 깔끔한 기획서를 작성</text:span>할 수 있었습니다.</text:p>
      <text:p text:style-name="바탕글">--------------------------------------------------------------------------------------</text:p>
      <text:p text:style-name="바탕글"># 문장 구조</text:p>
      <text:p text:style-name="P7">[소주제]</text:p>
      <text:p text:style-name="바탕글">&lt;사례&gt;</text:p>
      <text:p text:style-name="바탕글">사례요약 : 00<text:span text:style-name="T3">을 통해</text:span> 00<text:span text:style-name="T3">이 된다는 것을 경험</text:span>하였습니다.</text:p>
      <text:p text:style-name="바탕글">주요과업 : <text:span text:style-name="T3">주요과업</text:span>은 00 이었습니다.</text:p>
      <text:p text:style-name="바탕글">중요하게 생각한 것 : <text:span text:style-name="T3">중요하게 생각한 것은</text:span> <text:span text:style-name="T1">00(주장)</text:span><text:span text:style-name="T3">이었습니다.</text:span></text:p>
      <text:p text:style-name="바탕글">행동 : <text:span text:style-name="T3">00(주장) 구체화</text:span></text:p>
      <text:p text:style-name="바탕글">결과 : <text:span text:style-name="T3">그 결과</text:span> 00 했습니다.</text:p>
      <text:p text:style-name="Standard"/>
      <text:p text:style-name="P4">사회활동2 : 교육사항</text:p>
      <text:p text:style-name="바탕글"/>
      <text:p text:style-name="바탕글">#　키워드 : 회계, 세무실무역량</text:p>
      <text:p text:style-name="바탕글"># 사례 : ERP를 활용한 전산세무회계 전문가 양성과정</text:p>
      <text:p text:style-name="바탕글"><text:s text:c="2"/>- 사례요약 :<text:span text:style-name="T1"> 회계, 세무 관련 직무능력</text:span></text:p>
      <text:p text:style-name="바탕글"><text:s text:c="2"/>- 주요과업 : <text:span text:style-name="T1">회계실무역량 및 자격증을 취득하는 과정</text:span></text:p>
      <text:p text:style-name="바탕글"><text:s text:c="2"/>- 중요하게 생각한 것 : 해서 회계, 세무 실무 지식을 습득하는 것</text:p>
      <text:p text:style-name="바탕글"><text:s text:c="2"/>- 행동 : 시각적 자료로 만들어 내는 것에 집중</text:p>
      <text:p text:style-name="바탕글"><text:s text:c="2"/>- 결과 : 더존SmartA, 세무사랑과 ERP 프로그램</text:p>
      <text:p text:style-name="바탕글">--------------------------------------------------------------------------------------</text:p>
      <text:p text:style-name="P7">[전산세무 300시간 교육을 통해 얻은 역량 : 회계세무 실무지식]</text:p>
      <text:p text:style-name="바탕글"><text:span text:style-name="T1">NCS ERP를 활용한 전산세무회계 전문가 양성과정</text:span>(300시간)<text:span text:style-name="T3">을 통해</text:span> <text:span text:style-name="T1">회계, 세무 관련</text:span> <text:span text:style-name="T3">직무능력을 배웠</text:span>습니다. <text:span text:style-name="T3">주요 교육내용은</text:span> <text:span text:style-name="T1">세무사랑, 더존SmartA, ERP를 활용한 회계실무역량 및 자격증</text:span>을 취득 것입니다. 이 과정을 통해서<text:span text:style-name="T1"> 회계, 세무 실무 지식을 습득</text:span>하는 <text:span text:style-name="T3">것을 제일 중요하게 생각</text:span>했습니다.</text:p>
      <text:p text:style-name="바탕글"/>
      <text:p text:style-name="바탕글">재무회계, 원가회계 관련 지식의 이론교육을 받았습니다. 전표입력, 결산 등을, KcLep 프로그램을 통해 실습하였습니다. 부가가치세, 소득세 관련 지식 및 신고서작성, 법인세 조정에 대해 KcLep,더존 전산프로그램을 통해 실습하였습니다. 그 결과 전산회계 1급 자격증을 취득하였습니다. 더존SmartA와 세무사랑 프로그램으로 재무회계, 부가가치세, 인사급여, 원천징수 모듈을 구동할 수 있습니다.</text:p>
      <text:p text:style-name="바탕글"/>
      <text:p text:style-name="바탕글">세무, 회계 직무를 수행하려면 <text:span text:style-name="T1">직무에 대한 이해</text:span>가 <text:span text:style-name="T3">중요하다고 생각</text:span>합니다. 회계, 세무에 대한 지식을 가지고 있습니다. 그리고 <text:span text:style-name="T1">더존SmartA, 세무사랑과 ERP 프로그램</text:span>을 <text:span text:style-name="T3">다룰 수 있습니다.</text:span> 이를 바탕으로 실무를 더욱 빠르게 배우도록 노력하겠습니다.</text:p>
      <text:p text:style-name="바탕글">--------------------------------------------------------------------------------------</text:p>
      <text:p text:style-name="바탕글"># 문장 구조</text:p>
      <text:p text:style-name="P7">[소주제]</text:p>
      <text:p text:style-name="바탕글">&lt;사례&gt;</text:p>
      <text:p text:style-name="바탕글">사례요약 : 00<text:span text:style-name="T3">을 통해</text:span> 00<text:span text:style-name="T3">이 된다는 것을 경험</text:span>하였습니다.</text:p>
      <text:p text:style-name="바탕글">주요과업 : <text:span text:style-name="T3">주요과업</text:span>은 00 이었습니다.</text:p>
      <text:p text:style-name="바탕글">중요하게 생각한 것 : <text:span text:style-name="T3">중요하게 생각한 것은</text:span> <text:span text:style-name="T1">00(주장)</text:span><text:span text:style-name="T3">하였습니다.</text:span></text:p>
      <text:p text:style-name="바탕글">행동 : <text:span text:style-name="T3">00(주장) 구체화</text:span></text:p>
      <text:p text:style-name="바탕글">결과 : <text:span text:style-name="T3">그 결과</text:span> 00 했습니다.</text:p>
      <text:p text:style-name="Standard"/>
      <text:p text:style-name="P4">사회활동3 : 인턴, 아르바이트</text:p>
      <text:p text:style-name="바탕글">#　키워드 : 소통, 데이터 관리, 협업</text:p>
      <text:p text:style-name="바탕글"># 사례 : 여행 플랫폼 스타트업의 운영 부서 아르바이트</text:p>
      <text:p text:style-name="바탕글"><text:s text:c="2"/>- 사례요약 : 소통 중요성</text:p>
      <text:p text:style-name="바탕글"><text:s text:c="2"/>- 주요과업 : <text:span text:style-name="T1">CS, 문의 페이지 관리, 예약 및 발권 서비스 관리, 해외 업체와의 연락</text:span></text:p>
      <text:p text:style-name="바탕글"><text:s text:c="2"/>- 중요하게 생각한 것 : <text:span text:style-name="T1">데이터를 바탕으로 대안, 부서와의 적극적인 협업, 데이터는 공유</text:span></text:p>
      <text:p text:style-name="바탕글"><text:s text:c="2"/>- 행동 : 새로운 대안을 제시, 사내 메신저를 통해 기술팀과 실시간으로 연락, 공유</text:p>
      <text:p text:style-name="바탕글"><text:s text:c="2"/>- 결과 : 실적 1등사원</text:p>
      <text:p text:style-name="바탕글"># 어필 :　문제가 발생하지 않도록 조처</text:p>
      <text:p text:style-name="바탕글">--------------------------------------------------------------------------------------</text:p>
      <text:p text:style-name="P7">[스타트업 운영팀 아르바이트를 통해 소통과 관리의 중요성을 깨닫다]</text:p>
      <text:p text:style-name="바탕글">3개월 간 <text:span text:style-name="T1">여행 플랫폼 스타트업의 운영 부서 아르바이트</text:span><text:span text:style-name="T3">를 통해</text:span> <text:span text:style-name="T1">소통의 중요성</text:span><text:span text:style-name="T3">을 알게 되었습니다.</text:span> <text:span text:style-name="T3">주요 과업은</text:span> <text:span text:style-name="T1">고객 CS, 문의 페이지 관리, 예약 및 발권 서비스 관리, 해외 업체와의 연락 담당</text:span> 이었습니다. 커뮤니케이션을 효과적으로 하기 위해서 <text:span text:style-name="T3">세 가지가</text:span> 뒷받침돼야 했습니다.</text:p>
      <text:p text:style-name="바탕글"/>
      <text:p text:style-name="바탕글"><text:span text:style-name="T3">첫 번째,</text:span> 저장된 <text:span text:style-name="T1">고객 데이터를 바탕으로 대안</text:span>을 찾아주는 것입니다.</text:p>
      <text:p text:style-name="바탕글">고객의 불편함을 관찰하고 문제를 해결하는 것이 CS의 핵심 업무입니다. 문의가 들어오면 고객의 데이터와 원하는 정보를 비교해가며 문제를 파악했고, 이를 바탕으로 새로운 대안을 제시하는 것이 중요했습니다.</text:p>
      <text:p text:style-name="바탕글"/>
      <text:p text:style-name="바탕글"><text:span text:style-name="T3">두 번째,</text:span> 다른 <text:span text:style-name="T1">부서와의 적극적인 협업</text:span>입니다. </text:p>
      <text:p text:style-name="바탕글">변경된 사항이나 개선이 필요한 사안은 혼자가 아닌 모두와 공유할 수 있어야 업무의 혼동을 방지하고 더 나은 전략을 수립할 수 있습니다. 사내 메신저를 통해 기술팀과 실시간으로 연락하며 업무 내용을 공유했습니다. 저 혼자 해결할 수 없는 문제가 있다면 시간을 지체하지 않고 바로 타 부서의 도움을 요청하였습니다. 최대한 고객의 편의를 고려하려고 노력했습니다. 또한, 한국 지점을 통한 고객의 불편사항과 변경된 정보 등을 해외 업체에 전달했습니다. 그 결과 협력을 통해 더욱 효과적으로 업무를 처리할 수 있었습니다.</text:p>
      <text:p text:style-name="바탕글"/>
      <text:p text:style-name="바탕글"><text:span text:style-name="T3">세 번째,</text:span> 데이터를 <text:span text:style-name="T1">기록하고 기록된 데이터는 공유하는 것</text:span>입니다. </text:p>
      <text:p text:style-name="바탕글">여러 부서의 팀원과 업무 사안을 공유했어야 했기에 기록된 데이터를 바탕으로 실시간으로 파일을 주고받는 것이 중요했습니다. 이를 위해 구글 스프레드를 통해 데이터를 항시 저장하는 습관을 길렀습니다, 사내 메신저를 통해 수정된 사항을 공지하려고 했습니다. 이렇게 저장된 데이터는 추후 고객 상담이나 예약 및 발권 업무에 중요한 자료가 되어 효율적인 업무를 가능하게 했습니다.</text:p>
      <text:p text:style-name="바탕글"/>
      <text:p text:style-name="바탕글"><text:span text:style-name="T3">그 결과,</text:span> 불편함을 호소하는 고객에게 데이터를 바탕으로 방안을 제시해주었고, 이를 타부서와의 연락을 통해 이후에 같은 문제가 발생하지 않도록 조처를 했습니다.</text:p>
      <text:p text:style-name="바탕글">사회활동4 : 교내활동 </text:p>
      <text:p text:style-name="바탕글"/>
      <text:p text:style-name="바탕글">#　키워드 : 마케팅 개념, 정보분석, 데이터처리</text:p>
      <text:p text:style-name="바탕글"># 사례 : 마케팅원론, 경영 및 회계정보분석</text:p>
      <text:p text:style-name="바탕글"><text:s text:c="2"/>- 사례요약 :<text:span text:style-name="T1"> 마케팅과 사업 전략 수립 방법, 엑셀을 활용한 데이터 처리 기술</text:span></text:p>
      <text:p text:style-name="바탕글"><text:s text:c="2"/>- 주요과업 : <text:span text:style-name="T1">마케팅의 기본개념과 개념의 응용을 학습, 경영 의사결정을 위한 정보분석</text:span></text:p>
      <text:p text:style-name="바탕글"><text:soft-page-break/><text:s text:c="2"/>- 행동 : 마케팅의 세부 활동 과제, 데이터를 분석해 보고 함의를 도출하는 연습</text:p>
      <text:p text:style-name="바탕글"><text:s text:c="2"/>- 결과 : 실무에서 활용 가능한 의사결정 문제에 적용할 수 있는 방법에 대한 지식</text:p>
      <text:p text:style-name="바탕글">--------------------------------------------------------------------------------------</text:p>
      <text:p text:style-name="P7">[경영학 전공 수업을 통해 마케팅과 데이터 처리에 대한 기본 개념 습득하다]</text:p>
      <text:p text:style-name="바탕글">학부 시절, <text:span text:style-name="T1">경영학 이론 수업</text:span><text:span text:style-name="T3">을 통해</text:span> <text:span text:style-name="T1">마케팅과 사업 전략 수립 방법에 대한 개념</text:span><text:span text:style-name="T3">을 익히고</text:span>, 실습수업을 통해 <text:span text:style-name="T1">엑셀을 활용한 데이터 처리 기술</text:span><text:span text:style-name="T3">을 배웠습니다</text:span>.</text:p>
      <text:p text:style-name="바탕글"/>
      <text:p text:style-name="바탕글"><text:span text:style-name="T3">마케팅 원론수업을 통해</text:span> <text:span text:style-name="T1">마케팅의 기본개념과 개념의 응용을 학습</text:span>했습니다. 마케팅의 세부활동 개념과 각 개념을 활용하여 특정 기업의 마케팅 전략을 분석해 보고, 직접 작성해보는 <text:span text:style-name="T1">과제를 수행</text:span>했습니다. 과제를 수행하며, <text:span text:style-name="T1">마케팅의 세부 활동</text:span> (환경 분석과 목표설정, 시장세분화, 표적시장의 선정, 포지셔닝, 그리고 4P라고 불리는 제품, 가격, 유통, 촉진)에 대해 알 수 있었습니다.</text:p>
      <text:p text:style-name="바탕글"/>
      <text:p text:style-name="바탕글"><text:span text:style-name="T3">경영 및 회계정보 분석 수업을 통해</text:span> <text:span text:style-name="T1">경영 의사결정을 위한 정보분석에 대한 개념적 이해와 실습을 바탕으로 데이터의 처리와 분석 및 활용 능력의 중요성</text:span>을 배웠습니다. 수강하는 동안 재무 및 회계 데이터를 비롯하여 생산, 기획, 마케팅 등 다양한 경영 <text:span text:style-name="T1">데이터를 분석</text:span>해 보고 함의를 도출하는 연습을 했습니다. 이러한 실습으로 소프트웨어를 활용한 기본적인 경영정보처리 및 분석 기법을 배우고 실<text:span text:style-name="T1">무에서 활용 가능한 의사결정 문제에 적용할 수 있는 방법에 대한 지식</text:span>을 <text:span text:style-name="T3">얻을 수 있었습니다</text:span></text:p>
      <text:p text:style-name="바탕글">--------------------------------------------------------------------------------------</text:p>
      <text:p text:style-name="바탕글"># 문장 구조</text:p>
      <text:p text:style-name="P7">[소주제]</text:p>
      <text:p text:style-name="바탕글">&lt;사례&gt;</text:p>
      <text:p text:style-name="바탕글">사례요약 : 00<text:span text:style-name="T3">을 통해</text:span> 00<text:span text:style-name="T3">이 된다는 것을 경험</text:span>하였습니다.</text:p>
      <text:p text:style-name="바탕글">주요과업 : <text:span text:style-name="T3">주요과업</text:span>은 00 이었습니다.</text:p>
      <text:p text:style-name="바탕글">행동 : <text:span text:style-name="T3">00(주장) 구체화</text:span></text:p>
      <text:p text:style-name="바탕글">결과 : <text:span text:style-name="T3">그 결과</text:span> 00 했습니다.</text:p>
      <text:p text:style-name="Standard"/>
      <text:p text:style-name="P4">사회활동5 : 학생회, 연구회 등</text:p>
      <text:p text:style-name="바탕글"/>
      <text:p text:style-name="바탕글">#　키워드 : 마케팅 전략, 기획안 작성, 문제해결</text:p>
      <text:p text:style-name="바탕글"># 사례 : 광고 연구회라는 소모임 활동</text:p>
      <text:p text:style-name="바탕글"><text:s text:c="2"/>- 사례요약 :<text:span text:style-name="T1"> 마케팅 전략에 대하여 분석, 기획, 사례적용</text:span></text:p>
      <text:p text:style-name="바탕글"><text:s text:c="2"/>- 중요하게 생각한 것 : <text:span text:style-name="T1">소비자 문제 정의를 위한 공감능력, 문제를 찾기 위한 관찰력, 문제해결</text:span></text:p>
      <text:p text:style-name="바탕글"><text:s text:c="2"/>- 행동 : 소비자의 행동패턴을 관찰하는 것에 집중</text:p>
      <text:p text:style-name="바탕글"><text:s text:c="2"/>- 결과 : 마케팅 전략을 수립</text:p>
      <text:p text:style-name="바탕글">--------------------------------------------------------------------------------------</text:p>
      <text:p text:style-name="P7">[교내 광고연구회 소모임을 통해 마케팅 전략과 기획안을 분석해보다]</text:p>
      <text:p text:style-name="바탕글"><text:span text:style-name="T1">광고 연구회 소모임 활동</text:span><text:span text:style-name="T3">을 통해</text:span> 성공적인 <text:span text:style-name="T1">마케팅 전략에 대하여 분석</text:span>해보고, 직접 기획<text:span text:style-name="T3">안을 작성하였습니다.</text:span> 전공에서 배운 <text:span text:style-name="T1">마케팅의 이론을 실제 사례</text:span>에 적용하여 실제 마케팅 업무에서 어떻게 쓰이는지에 대해 <text:span text:style-name="T3">배워 볼 수 있었습니다</text:span>. 갤럭시 탭 캠퍼스 <text:span text:style-name="T1">크리에이티브 공모전에 참가하여 실제 기획, 운영</text:span>에 참여하며 마케팅 이론을 적용해 보는 등의 <text:span text:style-name="T3">활용을 했습니다.</text:span></text:p>
      <text:p text:style-name="바탕글"><text:span text:style-name="T3">중요하게 생각했던 세 가지</text:span>가 있습니다. <text:span text:style-name="T3">첫째,</text:span> <text:span text:style-name="T1">소비자 문제 정의를 위한 공감능력</text:span>. <text:span text:style-name="T3">둘째, </text:span><text:span text:style-name="T1">문제를 찾기 위한 관찰력</text:span>. <text:span text:style-name="T3">셋째, </text:span><text:span text:style-name="T1">불편사항과 개선점을 도출하기 위한 문제 해결 사고</text:span>입니다. 따라서 기획안을 작성하기 전, 소비자와 관계자와의 인터뷰를 통해 문제를 파악하고, 문제를 해결하기 위해 적합하고 효율적인 방법을 모색하고자 주변에서 소비자의 행동패턴을 관찰하는 것에 집중했습니다.</text:p>
      <text:p text:style-name="바탕글"><text:span text:style-name="T3">그 결과, </text:span>타겟 소비자의 불만사항을 파악하고 캠퍼스 내에서 제품을 홍보하기 위한 적합한 <text:span text:style-name="T1">마케팅 전략을 수립</text:span>할 수 있었습니다. 학생들의 긍정적인 반응을 끌어낼 수 있었습니다.</text:p>
      <text:p text:style-name="바탕글">--------------------------------------------------------------------------------------</text:p>
      <text:p text:style-name="바탕글"># 문장 구조</text:p>
      <text:p text:style-name="P7">[소주제]</text:p>
      <text:p text:style-name="바탕글">&lt;사례&gt;</text:p>
      <text:p text:style-name="바탕글">사례요약 : 00<text:span text:style-name="T3">을 통해</text:span> 00<text:span text:style-name="T3">이 된다는 것을 경험</text:span>하였습니다.</text:p>
      <text:p text:style-name="바탕글">주요과업 : <text:span text:style-name="T3">주요과업</text:span>은 00 이었습니다.</text:p>
      <text:p text:style-name="바탕글">중요하게 생각한 것 : <text:span text:style-name="T3">중요하게 생각한 것은</text:span> <text:span text:style-name="T1">00(주장)</text:span><text:span text:style-name="T3">하였습니다.</text:span></text:p>
      <text:p text:style-name="바탕글">행동 : <text:span text:style-name="T3">00(주장) 구체화</text:span></text:p>
      <text:p text:style-name="바탕글">결과 : <text:span text:style-name="T3">그 결과</text:span> 00 했습니다.</text:p>
      <text:p text:style-name="Standard"/>
      <text:p text:style-name="P4"><text:span text:style-name="T3">열정과 책임감</text:span><text:span text:style-name="T5">으로 </text:span><text:span text:style-name="T3">본인의 한계를 극복</text:span><text:span text:style-name="T5">하여 </text:span><text:span text:style-name="T3">최고의 성과</text:span><text:span text:style-name="T5">를 낸 경험에 대해 </text:span><text:span text:style-name="T3">①과정과 결과</text:span><text:span text:style-name="T5"> </text:span><text:span text:style-name="T3">②느낀점</text:span><text:span text:style-name="T5">을 포함하여 구체적으로 작성해주세요. (1,000자 이내)</text:span></text:p>
      <text:p text:style-name="바탕글">1) 광고영업/기획 직무에 이러한 ‘열정’과 ‘책임감’이 왜 필요한지</text:p>
      <text:p text:style-name="바탕글">2) ‘열정’과 ‘책임감’을 발휘한 경험은 무엇인지</text:p>
      <text:p text:style-name="바탕글">3) 이러한 경험을 통해 CJ ENM에 어떻게 기여할 수 있는지</text:p>
      <text:p text:style-name="P1"/>
      <text:p text:style-name="바탕글"><text:span text:style-name="T1">‘베리굿즈 2019 x YCK’ 전시 경험</text:span>을 통해 <text:span text:style-name="T3">열정과 책임감</text:span>으로 학생이라는 <text:span text:style-name="T3">한계를 극복</text:span>하고, 작품성을 인정받아<text:span text:style-name="T3"> 졸업 작품을 전시할 수 있는 기회</text:span>를 얻었습니다. 전시 결과 수많은 관객들이 모여 감탄을 아끼지 않았고, 전시를 <text:span text:style-name="T3">성공적으로 마무리</text:span>할 수 있었습니다. <text:s/></text:p>
      <text:p text:style-name="바탕글"/>
      <text:p text:style-name="바탕글">[새로움에 도전하는 열정]</text:p>
      <text:p text:style-name="바탕글">‘베리굿즈 2019 x YCK’는 COEX에서 진행한 국내 최대 규모의 콘텐츠 페스티벌 이었습니다. 졸업 전시회를 마치고 더 많은 <text:span text:style-name="T1">대중들에게 제가 만든 작품을 보여주고 평가 받고 싶어 페스티벌에 지원</text:span>하였습니다. 남들이 쉽게 하지 못하는 일에 <text:span text:style-name="T3">도전했던 이유는 세 가지입</text:span>니다. <text:span text:style-name="T3">첫째,</text:span> 제가 만든 작품의 완성도에 대한 자부심이 있었습니다. <text:span text:style-name="T3">둘째,</text:span> 대중들에게 객관적인 평가를 받아들일 준비가 되어 있었습니다. <text:span text:style-name="T3">셋째,</text:span> 작품의 컨셉 설정, 예산 범위 내의 재료 선정 및 운반 업체 선정 등 기획안을 PPT로 작성하여 교수님께 검토 받으며 철저히 준비했습니다. </text:p>
      <text:p text:style-name="P9"><text:s/></text:p>
      <text:p text:style-name="바탕글">[끝까지 포기하지 않는 책임감]</text:p>
      <text:p text:style-name="바탕글">베리굿즈 2019 x YCK’은 COEX를 전시를 진행하는데 <text:span text:style-name="T3">2가지 문제가</text:span> 발생하였습니다.<text:span text:style-name="T3"> 첫 번째는</text:span> 예산이 부족하여 공방을 대여하는 것에 어려움,<text:span text:style-name="T3"> 두 번째는</text:span> 작품의 하단부가 파손된 것입니다. 예산 부족 문제는 지인과 소통을 통해 방학 동안 무료로 대여할 수 있는 곳을 찾았습니다. 작품 하단부의 문제는 신속히 파손 부위의 문제점을 파악하고 보완하여 작품을 복원하였습니다. <text:span text:style-name="T3">그 결과 정해진 기한까지 작품 전시를 책임</text:span>질 수 있었습니다. <text:s/></text:p>
      <text:p text:style-name="바탕글"/>
      <text:p text:style-name="바탕글">저에게 <text:span text:style-name="T1">열정이란 스스로의 자부심과 다양한 시도를 통해 능력을 평가받으려는 마음가짐</text:span>입니다. 책<text:span text:style-name="T1">임감이란 프로젝트 진행 시 다양한 시도를 통해 문제를 해결하며 ‘끝까지’ 해내는 것</text:span>입니다. <text:s/>광고 영업 직무는 광고 신뢰도를 바탕으로 기존 거래처와의 원활한 관계를 유지하는데 따르는 ‘책임감’ 과 신규 거래처 개발을 위한 ‘열정’이 동시에 수반되는 중요한 직무라고 생각합니다. 이러한 책임감과 도전적인 자세를 바탕으로 CJ ENM의 새로운 거래처를 확보해 나가고 싶습니다.</text:p>
      <text:p text:style-name="Standard"/>
      <text:p text:style-name="P4">[빠른 피드백과 문서 두 가지를 통해 소통하다]</text:p>
      <text:p text:style-name="바탕글"><text:s/><text:span text:style-name="T3">사회활동에서 중요한 것은</text:span> <text:span text:style-name="T1">팀원과 타 협력사 간 소통이라는 것</text:span><text:span text:style-name="T3">을 경험</text:span>하였습니다.</text:p>
      <text:p text:style-name="바탕글"><text:s/><text:span text:style-name="T3">첫 번째</text:span> 팀원 간 <text:span text:style-name="T1">소통은 프로젝트 리더가 원하는 것을 파악</text:span>하고, <text:span text:style-name="T1">정확한 피드백하게 하는 것</text:span>이었습니다. CV7AS 프로젝트에서 프로젝트 리더가 GSM call 발생 시 Noise pattern 관련 데이터 취득, 분석, 공유를 원하여 빠르게 이 부분에 대해 분석 피드백했습니다. Galaxy A5 2016 프로젝트에서 기후 환경변화에 대한 성능확보 데이터를 원하여 관련 온습도 변화에 따른 <text:span text:style-name="T1">데이터 편차 비교, 분석 후 해결방안을 제시</text:span>하였습니다. </text:p>
      <text:p text:style-name="바탕글"><text:s text:c="2"/><text:span text:style-name="T3">두 번째</text:span> 타<text:span text:style-name="T1"> 협력사 간 의사소통</text:span>은 <text:span text:style-name="T1">정확한 의사 표현이 담긴 메일과 문서로 소통하는 것</text:span>이 중요하였습니다. 문서작성 시 의사 결정권자 기준에서 작성했습니다. 문서 작성 중 의사 결정권자의 방향과 일치하는지 수시로 점검하였습니다. 정확한 정보를 바탕으로 명확하게 문서를 작성하였습니다. 이 세 가지 방법으로 Algorithm Description, FW Algorithm Tuning Guide, TR (Technical Report), FW Release List 및 Issue List 등 문서를 만들고 소통하였습니다. 그 결과 소통 간 큰 문제가 없었습니다.</text:p>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바탕글"/>
      <text:p text:style-name="P6">사회활동1 : 교육사항</text:p>
      <text:p text:style-name="P2"/>
      <text:p text:style-name="P2">#　키워드 : <text:span text:style-name="T6">C++, 프로젝트, 알고리즘</text:span></text:p>
      <text:p text:style-name="P2"># 사례 : <text:span text:style-name="T6">C++</text:span>을 활용한 게임 만들기 프로젝트 과정 <text:s/></text:p>
      <text:p text:style-name="P2"><text:s text:c="2"/>- 사례요약 :<text:span text:style-name="T1"> </text:span><text:span text:style-name="T2">C++</text:span><text:span text:style-name="T1"> 활용법, 팀원과의 협업 , 이해가 쉽고 실용 <text:s/>가능한 간편한 알고리즘 <text:s/></text:span></text:p>
      <text:p text:style-name="P2"><text:s text:c="2"/>- 주요과업 : <text:span text:style-name="T1">알고리즘 분석과 생성, 이해를 돕기 위한 주석 처리 <text:s/></text:span></text:p>
      <text:p text:style-name="P2"><text:s text:c="2"/>- 중요하게 생각한 것 : 이해가 쉽고 실용 가능한 알고리즘 처리 <text:s text:c="3"/></text:p>
      <text:p text:style-name="P2"><text:s text:c="2"/>- 행동 : 불필요한 데이터 처리 과정 삭제 <text:s text:c="2"/></text:p>
      <text:p text:style-name="P2"><text:s text:c="2"/>- 결과 : 파일에 참고 설명 주석 첨가 <text:s/></text:p>
      <text:p text:style-name="P2">--------------------------------------------------------------------------------------</text:p>
      <text:p text:style-name="P8">[빅데이터 분석을 활용하여 마케팅 실무 지식을 얻다]</text:p>
      <text:p text:style-name="P2">청년취업아카데미에서 지원하는 <text:span text:style-name="T1">빅데이터 분석을 활용한 데이터 마케팅 전문가 과정</text:span> <text:span text:style-name="T3">활동을 통해</text:span> <text:span text:style-name="T1">빅데이터 활용법, 마케팅 전략, 마케팅 실무</text:span>에 대해 <text:span text:style-name="T3">감각을 익힐 수 있었습니다</text:span>.</text:p>
      <text:p text:style-name="P3">저는 <text:span text:style-name="T6">RAPA에서 C++을 활용한 게임 만들기 프로젝트 과정을 통해 <text:s/></text:span><text:span text:style-name="T2">C++ 활용법, 팀원과의 협업 , 이해가 쉽고 실용 <text:s/>가능한 간편한 알고리즘에 대해 </text:span><text:span text:style-name="T4">감각을 익힐 수 있었습니다</text:span><text:span text:style-name="T2">.</text:span></text:p>
      <text:p text:style-name="P2">교육내용은 <text:span text:style-name="T7">Visual Studio Code, Github, C++을 활용하여 객체지향 프로그래밍을 배웠습니다. C++을 분석하고 직접 게임 내 프로그램 알고리즘을 생성하였습니다. 팀원과의 협업을 통해 실무 중심적으로 프로젝트를 진행하는 실용적인 프로그래밍 실전 감각 또한 익힐 수 있었습니다.</text:span></text:p>
      <text:p text:style-name="P2"/>
      <text:p text:style-name="P2"><text:span text:style-name="T3">중요하게 생각했던 것은 </text:span>이해가 쉽고 실용 가능한 알고리즘을 바탕으로 실무에서도 적용할 수 있는 알고리즘을 생성하는 이었습니다. 따라서 <text:s/>프로젝트 기간 동안 알고리즘을 목적에 맞게끔 불필요한 데이터 처리 과정을 삭제하고 <text:s/>팀원을 고객이라 생각, 이해를 돕기 위한 주석 처리하는 것에 집중했습니다. <text:span text:style-name="T3">그 결과</text:span> 한줄이라도 더 깔끔하고 짜임새 있는 알고리즘을 생성할 수 있었고, 팀원과의 협업을 통한 실무 중심적인 프로젝트 진행법을 체험해 완성도 있는 프로젝트 결과물을 내놓을 수 있었습니다. </text:p>
      <text:p text:style-name="P2">--------------------------------------------------------------------------------------</text:p>
      <text:p text:style-name="P2"># 문장 구조</text:p>
      <text:p text:style-name="P8">[소주제]</text:p>
      <text:p text:style-name="P2">&lt;사례&gt;</text:p>
      <text:p text:style-name="P2">사례요약 : 00<text:span text:style-name="T3">을 통해</text:span> 00<text:span text:style-name="T3">이 된다는 것을 경험</text:span>하였습니다.</text:p>
      <text:p text:style-name="P2">주요과업 : <text:span text:style-name="T3">주요과업</text:span>은 00 이었습니다.</text:p>
      <text:p text:style-name="P2">중요하게 생각한 것 : <text:span text:style-name="T3">중요하게 생각한 것은</text:span> <text:span text:style-name="T1">00(주장)</text:span><text:span text:style-name="T3">이었습니다.</text:span></text:p>
      <text:p text:style-name="P2">행동 : <text:span text:style-name="T3">00(주장) 구체화</text:span></text:p>
      <text:p text:style-name="P2">결과 : <text:span text:style-name="T3">그 결과</text:span> 00 했습니다.</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함초롬돋움" svg:font-family="함초롬돋움"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Times New Roman" svg:font-family="'Times New Roman'" style:font-family-generic="system" style:font-pitch="variable"/>
    <style:font-face style:name="함초롬돋움1" svg:font-family="함초롬돋움" style:font-family-generic="system" style:font-pitch="variable"/>
    <style:font-face style:name="함초롬바탕1" svg:font-family="함초롬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함초롬바탕" fo:font-size="10pt" fo:language="en" fo:country="US" style:letter-kerning="false" style:font-name-asian="함초롬바탕1" style:font-size-asian="10pt" style:language-asian="ko" style:country-asian="K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411cm" style:writing-mode="page"/>
      <style:text-properties fo:color="#000000" style:font-name="함초롬바탕" fo:font-size="10pt" fo:language="en" fo:country="US" style:letter-kerning="false" style:font-name-asian="함초롬바탕1" style:font-size-asian="10pt" style:language-asian="ko" style:country-asian="K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20%" fo:text-align="justify" style:justify-single-word="false" fo:orphans="0" fo:widows="0" style:vertical-align="baseli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style:paragraph-properties fo:margin-left="0.529cm" fo:margin-right="0cm" fo:margin-top="0cm" fo:margin-bottom="0cm" loext:contextual-spacing="false" fo:line-height="120%" fo:text-align="justify" style:justify-single-word="false" fo:orphans="2" fo:widows="2" fo:text-indent="0cm" style:auto-text-indent="false" style:vertical-align="baseline" style:snap-to-layout-grid="false"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바탕글" style:family="paragraph" style:default-outline-level="">
      <style:paragraph-properties fo:margin-top="0cm" fo:margin-bottom="0cm" loext:contextual-spacing="false" fo:line-height="120%" fo:text-align="justify" style:justify-single-word="false" fo:orphans="2" fo:widows="2" style:vertical-align="baseline" style:writing-mode="lr-tb"/>
    </style:style>
    <style:style style:name="개요_20_1" style:display-name="개요 1" style:family="paragraph" style:default-outline-level="">
      <style:paragraph-properties fo:margin-left="0.353cm" fo:margin-right="0cm" fo:margin-top="0cm" fo:margin-bottom="0cm" loext:contextual-spacing="false" fo:line-height="120%" fo:text-align="justify" style:justify-single-word="false" fo:orphans="2" fo:widows="2" fo:text-indent="0cm" style:auto-text-indent="false" style:vertical-align="baseline" style:snap-to-layout-grid="false" style:writing-mode="lr-tb"/>
    </style:style>
    <style:style style:name="개요_20_2" style:display-name="개요 2" style:family="paragraph" style:default-outline-level="">
      <style:paragraph-properties fo:margin-left="0.706cm" fo:margin-right="0cm" fo:margin-top="0cm" fo:margin-bottom="0cm" loext:contextual-spacing="false" fo:line-height="120%" fo:text-align="justify" style:justify-single-word="false" fo:orphans="2" fo:widows="2" fo:text-indent="0cm" style:auto-text-indent="false" style:vertical-align="baseline" style:snap-to-layout-grid="false" style:writing-mode="lr-tb"/>
    </style:style>
    <style:style style:name="개요_20_3" style:display-name="개요 3" style:family="paragraph" style:default-outline-level="">
      <style:paragraph-properties fo:margin-left="1.058cm" fo:margin-right="0cm" fo:margin-top="0cm" fo:margin-bottom="0cm" loext:contextual-spacing="false" fo:line-height="120%" fo:text-align="justify" style:justify-single-word="false" fo:orphans="2" fo:widows="2" fo:text-indent="0cm" style:auto-text-indent="false" style:vertical-align="baseline" style:snap-to-layout-grid="false" style:writing-mode="lr-tb"/>
    </style:style>
    <style:style style:name="개요_20_4" style:display-name="개요 4" style:family="paragraph" style:default-outline-level="">
      <style:paragraph-properties fo:margin-left="1.411cm" fo:margin-right="0cm" fo:margin-top="0cm" fo:margin-bottom="0cm" loext:contextual-spacing="false" fo:line-height="120%" fo:text-align="justify" style:justify-single-word="false" fo:orphans="2" fo:widows="2" fo:text-indent="0cm" style:auto-text-indent="false" style:vertical-align="baseline" style:snap-to-layout-grid="false" style:writing-mode="lr-tb"/>
    </style:style>
    <style:style style:name="개요_20_5" style:display-name="개요 5" style:family="paragraph" style:default-outline-level="">
      <style:paragraph-properties fo:margin-left="1.764cm" fo:margin-right="0cm" fo:margin-top="0cm" fo:margin-bottom="0cm" loext:contextual-spacing="false" fo:line-height="120%" fo:text-align="justify" style:justify-single-word="false" fo:orphans="2" fo:widows="2" fo:text-indent="0cm" style:auto-text-indent="false" style:vertical-align="baseline" style:snap-to-layout-grid="false" style:writing-mode="lr-tb"/>
    </style:style>
    <style:style style:name="개요_20_6" style:display-name="개요 6" style:family="paragraph" style:default-outline-level="">
      <style:paragraph-properties fo:margin-left="2.117cm" fo:margin-right="0cm" fo:margin-top="0cm" fo:margin-bottom="0cm" loext:contextual-spacing="false" fo:line-height="120%" fo:text-align="justify" style:justify-single-word="false" fo:orphans="2" fo:widows="2" fo:text-indent="0cm" style:auto-text-indent="false" style:vertical-align="baseline" style:snap-to-layout-grid="false" style:writing-mode="lr-tb"/>
    </style:style>
    <style:style style:name="개요_20_7" style:display-name="개요 7" style:family="paragraph" style:default-outline-level="">
      <style:paragraph-properties fo:margin-left="2.469cm" fo:margin-right="0cm" fo:margin-top="0cm" fo:margin-bottom="0cm" loext:contextual-spacing="false" fo:line-height="120%" fo:text-align="justify" style:justify-single-word="false" fo:orphans="2" fo:widows="2" fo:text-indent="0cm" style:auto-text-indent="false" style:vertical-align="baseline" style:snap-to-layout-grid="false" style:writing-mode="lr-tb"/>
    </style:style>
    <style:style style:name="쪽_20_번호" style:display-name="쪽 번호" style:family="paragraph" style:default-outline-level="">
      <style:paragraph-properties fo:margin-top="0cm" fo:margin-bottom="0cm" loext:contextual-spacing="false" fo:line-height="120%" fo:text-align="justify" style:justify-single-word="false" fo:orphans="2" fo:widows="2" style:vertical-align="baseline" style:snap-to-layout-grid="false" style:writing-mode="lr-tb"/>
      <style:text-properties style:font-name="함초롬돋움" fo:font-family="함초롬돋움" style:font-family-generic="roman" style:font-pitch="variable" style:font-name-asian="함초롬돋움1" style:font-family-asian="함초롬돋움" style:font-family-generic-asian="system" style:font-pitch-asian="variable"/>
    </style:style>
    <style:style style:name="머리말" style:family="paragraph" style:default-outline-level="">
      <style:paragraph-properties fo:margin-top="0cm" fo:margin-bottom="0cm" loext:contextual-spacing="false" fo:line-height="112%" fo:text-align="justify" style:justify-single-word="false" fo:orphans="2" fo:widows="2" style:vertical-align="baseline" style:snap-to-layout-grid="false" style:writing-mode="lr-tb"/>
      <style:text-properties style:font-name="함초롬돋움" fo:font-family="함초롬돋움" style:font-family-generic="roman" style:font-pitch="variable" fo:font-size="9pt" style:font-name-asian="함초롬돋움1" style:font-family-asian="함초롬돋움" style:font-family-generic-asian="system" style:font-pitch-asian="variable" style:font-size-asian="9pt"/>
    </style:style>
    <style:style style:name="각주" style:family="paragraph" style:default-outline-level="">
      <style:paragraph-properties fo:margin-left="0.462cm" fo:margin-right="0cm" fo:margin-top="0cm" fo:margin-bottom="0cm" loext:contextual-spacing="false" fo:line-height="97%" fo:text-align="justify" style:justify-single-word="false" fo:orphans="2" fo:widows="2" fo:text-indent="-0.462cm" style:auto-text-indent="false" style:vertical-align="baseline" style:snap-to-layout-grid="false" style:writing-mode="lr-tb"/>
      <style:text-properties fo:font-size="9pt" style:font-size-asian="9pt"/>
    </style:style>
    <style:style style:name="미주" style:family="paragraph" style:default-outline-level="">
      <style:paragraph-properties fo:margin-left="0.462cm" fo:margin-right="0cm" fo:margin-top="0cm" fo:margin-bottom="0cm" loext:contextual-spacing="false" fo:line-height="97%" fo:text-align="justify" style:justify-single-word="false" fo:orphans="2" fo:widows="2" fo:text-indent="-0.462cm" style:auto-text-indent="false" style:vertical-align="baseline" style:snap-to-layout-grid="false" style:writing-mode="lr-tb"/>
      <style:text-properties fo:font-size="9pt" style:font-size-asian="9pt"/>
    </style:style>
    <style:style style:name="메모" style:family="paragraph" style:default-outline-level="">
      <style:paragraph-properties fo:margin-top="0cm" fo:margin-bottom="0cm" loext:contextual-spacing="false" fo:line-height="97%" fo:text-align="justify" style:justify-single-word="false" fo:orphans="2" fo:widows="2" style:vertical-align="baseline" style:writing-mode="lr-tb"/>
      <style:text-properties style:font-name="함초롬돋움" fo:font-family="함초롬돋움" style:font-family-generic="roman" style:font-pitch="variable" fo:font-size="9pt" fo:letter-spacing="-0.016cm" style:font-name-asian="함초롬돋움1" style:font-family-asian="함초롬돋움" style:font-family-generic-asian="system" style:font-pitch-asian="variable" style:font-size-asian="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snap-to-layout-grid="false">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머리글_20_Char" style:display-name="머리글 Char" style:family="text" style:parent-style-name="Default_20_Paragraph_20_Font"/>
    <style:style style:name="바닥글_20_Char" style:display-name="바닥글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nothing" fo:text-indent="-0.088cm"/>
        </style:list-level-properties>
      </text:list-level-style-number>
      <text:list-level-style-number text:level="2" style:num-format="가, 나, 다, ..." text:display-levels="2">
        <style:list-level-properties text:list-level-position-and-space-mode="label-alignment">
          <style:list-level-label-alignment text:label-followed-by="nothing" fo:text-indent="-0.088cm"/>
        </style:list-level-properties>
      </text:list-level-style-number>
      <text:list-level-style-number text:level="3" style:num-format="1" text:display-levels="2">
        <style:list-level-properties text:list-level-position-and-space-mode="label-alignment">
          <style:list-level-label-alignment text:label-followed-by="nothing" fo:text-indent="-0.088cm"/>
        </style:list-level-properties>
      </text:list-level-style-number>
      <text:list-level-style-number text:level="4" style:num-format="가, 나, 다, ..." text:display-levels="2">
        <style:list-level-properties text:list-level-position-and-space-mode="label-alignment">
          <style:list-level-label-alignment text:label-followed-by="nothing" fo:text-indent="-0.088cm"/>
        </style:list-level-properties>
      </text:list-level-style-number>
      <text:list-level-style-number text:level="5" style:num-format="1" text:display-levels="2">
        <style:list-level-properties text:list-level-position-and-space-mode="label-alignment">
          <style:list-level-label-alignment text:label-followed-by="nothing" fo:text-indent="-0.088cm"/>
        </style:list-level-properties>
      </text:list-level-style-number>
      <text:list-level-style-number text:level="6" style:num-format="가, 나, 다, ..." text:display-levels="2">
        <style:list-level-properties text:list-level-position-and-space-mode="label-alignment">
          <style:list-level-label-alignment text:label-followed-by="nothing" fo:text-indent="-0.088cm"/>
        </style:list-level-properties>
      </text:list-level-style-number>
      <text:list-level-style-number text:level="7" style:num-format="①, ②, ③, ..." text:display-levels="2">
        <style:list-level-properties text:list-level-position-and-space-mode="label-alignment">
          <style:list-level-label-alignment text:label-followed-by="nothing" fo:text-indent="-0.088cm"/>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text:display-levels="2">
        <style:list-level-properties text:list-level-position-and-space-mode="label-alignment">
          <style:list-level-label-alignment text:label-followed-by="nothing"/>
        </style:list-level-properties>
      </text:list-level-style-number>
      <text:list-level-style-number text:level="3" style:num-format="1" text:start-value="0" text:display-levels="3">
        <style:list-level-properties text:list-level-position-and-space-mode="label-alignment">
          <style:list-level-label-alignment text:label-followed-by="nothing"/>
        </style:list-level-properties>
      </text:list-level-style-number>
      <text:list-level-style-number text:level="4" style:num-format="1" text:start-value="0" text:display-levels="4">
        <style:list-level-properties text:list-level-position-and-space-mode="label-alignment">
          <style:list-level-label-alignment text:label-followed-by="nothing"/>
        </style:list-level-properties>
      </text:list-level-style-number>
      <text:list-level-style-number text:level="5" style:num-format="1" text:start-value="0" text:display-levels="5">
        <style:list-level-properties text:list-level-position-and-space-mode="label-alignment">
          <style:list-level-label-alignment text:label-followed-by="nothing"/>
        </style:list-level-properties>
      </text:list-level-style-number>
      <text:list-level-style-number text:level="6" style:num-format="1" text:start-value="0" text:display-levels="6">
        <style:list-level-properties text:list-level-position-and-space-mode="label-alignment">
          <style:list-level-label-alignment text:label-followed-by="nothing"/>
        </style:list-level-properties>
      </text:list-level-style-number>
      <text:list-level-style-number text:level="7" style:num-format="1" text:start-value="0" text:display-levels="7">
        <style:list-level-properties text:list-level-position-and-space-mode="label-alignment">
          <style:list-level-label-alignment text:label-followed-by="nothing"/>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nothing"/>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999cm" fo:margin-bottom="2.499cm" fo:margin-left="1.998cm" fo:margin-right="1.998cm" style:writing-mode="lr-tb" style:layout-grid-color="#c0c0c0" style:layout-grid-lines="242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istrator</meta:initial-creator>
    <meta:editing-cycles>5</meta:editing-cycles>
    <meta:creation-date>2020-11-26T04:49:00</meta:creation-date>
    <dc:date>2021-01-15T15:56:01.660457886</dc:date>
    <meta:editing-duration>PT2M58S</meta:editing-duration>
    <meta:generator>LibreOffice/6.4.6.2$Linux_X86_64 LibreOffice_project/40$Build-2</meta:generator>
    <meta:document-statistic meta:table-count="0" meta:image-count="0" meta:object-count="0" meta:page-count="8" meta:paragraph-count="142" meta:word-count="5698" meta:character-count="8769" meta:non-whitespace-character-count="69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